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7.416cm" fo:min-width="18.36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2.322cm" fo:min-width="17.278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22cm" fo:min-width="8.325cm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-color="#eeeeee" draw:opacity="50%" draw:textarea-horizontal-align="justify" draw:textarea-vertical-align="middle" draw:auto-grow-height="false" fo:min-height="6.45cm" fo:min-width="18.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66ffff" draw:opacity="23%" draw:textarea-horizontal-align="justify" draw:textarea-vertical-align="middle" draw:auto-grow-height="false" fo:min-height="3.816cm" fo:min-width="18.366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28cm" svg:stroke-color="#000000" draw:marker-start-width="0.242cm" draw:marker-end-width="0.242cm" draw:opacity="46%" draw:textarea-horizontal-align="justify" draw:textarea-vertical-align="middle" draw:auto-grow-height="false" fo:min-height="3.522cm" fo:min-width="18.3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3333ff" draw:opacity="41%" draw:textarea-horizontal-align="justify" draw:textarea-vertical-align="middle" draw:auto-grow-height="false" fo:min-height="3.722cm" fo:min-width="18.372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color="#000000" draw:fill-color="#9933ff" draw:opacity="50%" draw:textarea-horizontal-align="justify" draw:textarea-vertical-align="middle" draw:auto-grow-height="false" fo:min-height="3.25cm" fo:min-width="18.4cm"/>
    </style:style>
    <style:style style:name="gr10" style:family="graphic" style:parent-style-name="standard">
      <style:graphic-properties svg:stroke-color="#000000" draw:fill-color="#cc00cc" draw:opacity="40%" draw:textarea-horizontal-align="justify" draw:textarea-vertical-align="middle" draw:auto-grow-height="false" fo:min-height="2.15cm" fo:min-width="8.9cm"/>
    </style:style>
    <style:style style:name="gr11" style:family="graphic" style:parent-style-name="standard">
      <style:graphic-properties svg:stroke-color="#000000" draw:fill-color="#ff99ff" draw:textarea-horizontal-align="justify" draw:textarea-vertical-align="middle" draw:auto-grow-height="false" fo:min-height="2.15cm" fo:min-width="9cm"/>
    </style:style>
    <style:style style:name="gr12" style:family="graphic" style:parent-style-name="standard">
      <style:graphic-properties svg:stroke-color="#000000" draw:fill-color="#990099" draw:opacity="40%" draw:opacity-name="" draw:textarea-horizontal-align="justify" draw:textarea-vertical-align="middle" draw:auto-grow-height="false" fo:min-height="2.95cm" fo:min-width="18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cccccc"/>
      <style:paragraph-properties fo:text-align="start"/>
    </style:style>
    <style:style style:name="P5" style:family="paragraph">
      <loext:graphic-properties draw:fill-color="#eeeeee" draw:opacity="50%"/>
      <style:paragraph-properties fo:text-align="center"/>
    </style:style>
    <style:style style:name="P6" style:family="paragraph">
      <loext:graphic-properties draw:fill-color="#66ffff" draw:opacity="23%"/>
      <style:paragraph-properties fo:text-align="center"/>
    </style:style>
    <style:style style:name="P7" style:family="paragraph">
      <loext:graphic-properties draw:opacity="46%"/>
      <style:paragraph-properties fo:text-align="center"/>
    </style:style>
    <style:style style:name="P8" style:family="paragraph">
      <loext:graphic-properties draw:fill-color="#3333ff" draw:opacity="41%"/>
      <style:paragraph-properties fo:text-align="center"/>
    </style:style>
    <style:style style:name="P9" style:family="paragraph">
      <loext:graphic-properties draw:fill-color="#9933ff" draw:opacity="50%"/>
      <style:paragraph-properties fo:text-align="center"/>
    </style:style>
    <style:style style:name="P10" style:family="paragraph">
      <loext:graphic-properties draw:fill-color="#cc00cc" draw:opacity="40%"/>
      <style:paragraph-properties fo:text-align="center"/>
    </style:style>
    <style:style style:name="P11" style:family="paragraph">
      <loext:graphic-properties draw:fill-color="#ff99ff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990099" draw:opacity="4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9cm" svg:height="27.7cm" svg:x="1cm" svg:y="1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7.806cm" svg:height="2.6cm" svg:x="1.398cm" svg:y="1.5cm">
          <text:p text:style-name="P3"><text:s text:c="9"/><text:s text:c="8"/>Page 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91cm" svg:height="1.8cm" svg:x="2.094cm" svg:y="1.9cm">
          <text:p text:style-name="P1">Lo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8.853cm" svg:height="0.9cm" svg:x="9.754cm" svg:y="2.4cm">
          <text:p text:style-name="P1">Nav 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8.9cm" svg:height="6.7cm" svg:x="1cm" svg:y="1cm">
          <text:p text:style-name="P1"/>
          <text:p text:style-name="P1"/>
          <text:p text:style-name="P1"/>
          <text:p text:style-name="P1"/>
          <text:p text:style-name="P1"/>
          <text:p text:style-name="P1">Background Image with Headline (PES Motto)</text:p>
          <text:p text:style-name="P1">Basically a Hero 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8.9cm" svg:height="4.1cm" svg:x="1cm" svg:y="7.7cm">
          <text:p text:style-name="P1">Image Slider and Stu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8.9cm" svg:height="3.8cm" svg:x="1cm" svg:y="11.8cm">
          <text:p text:style-name="P1">Event Cards (Recent to Past)</text:p>
          <text:p text:style-name="P1">Event cards (Upcoming) <text:s text:c="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8.9cm" svg:height="4cm" svg:x="1cm" svg:y="15.6cm">
          <text:p text:style-name="P1">About Us</text:p>
          <text:p text:style-name="P1">(Probably Some links and Stuff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8.9cm" svg:height="3.5cm" svg:x="1cm" svg:y="19.6cm">
          <text:p text:style-name="P1">Team, Roles and Stu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9.4cm" svg:height="2.4cm" svg:x="1cm" svg:y="23.1cm">
          <text:p text:style-name="P1">Join and Stu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9.5cm" svg:height="2.4cm" svg:x="10.4cm" svg:y="23.1cm">
          <text:p text:style-name="P1"><text:span text:style-name="T1">Gallery and Other Generic Th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18.9cm" svg:height="3.2cm" svg:x="1cm" svg:y="25.5cm">
          <text:p text:style-name="P1">Footer: More links to Stuff, Social Media Handles</text:p>
          <text:p text:style-name="P1">Contact: Phone Number, Email, Address, Etc <text:s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4:55:35.510995915</meta:creation-date>
    <meta:editing-duration>PT3M24S</meta:editing-duration>
    <meta:editing-cycles>2</meta:editing-cycles>
    <meta:generator>LibreOffice/5.1.6.2$Linux_X86_64 LibreOffice_project/10m0$Build-2</meta:generator>
    <dc:date>2019-06-23T14:58:58.102944556</dc:date>
    <meta:document-statistic meta:object-count="12"/>
  </office:meta>
</office:document-meta>
</file>